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786000027CB4F272537.svm"/>
  <manifest:file-entry manifest:media-type="" manifest:full-path="Pictures/200000070000480A0000205AAAA77AE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bstract Data Type</text:span> (black box)– data type whose representation is hidden from the client</text:p>
      <text:p text:style-name="Standard">string ADT – indexed sequence of chars:</text:p>
      <text:p text:style-name="Standard"><text:tab/>string()</text:p>
      <text:p text:style-name="Standard"><text:tab/><text:tab/>int Length()</text:p>
      <text:p text:style-name="Standard"><text:tab/><text:tab/>char CharAt(int index)</text:p>
      <text:p text:style-name="Standard">We do not know how is it implemented, but we know how to use it</text:p>
      <text:p text:style-name="Standard"/>
      <text:p text:style-name="Standard">Dog: <text:tab/><text:tab/><text:tab/><text:tab/><text:tab/>Computer:</text:p>
      <text:p text:style-name="Standard"><text:tab/>Dog()<text:tab/><text:tab/><text:tab/><text:tab/>Computer()</text:p>
      <text:p text:style-name="Standard"><text:tab/>string Name()<text:tab/><text:tab/><text:tab/>void TurnOn()</text:p>
      <text:p text:style-name="Standard"><text:tab/>void Bark()<text:tab/><text:tab/><text:tab/>void TurnOff()</text:p>
      <text:p text:style-name="Standard"><text:tab/>void Sleep()<text:tab/><text:tab/><text:tab/>string Spec()</text:p>
      <text:p text:style-name="Standard"/>
      <text:p text:style-name="P1">Defining Simple Classes</text:p>
      <text:p text:style-name="P2">Class is a concrete implementation of an ADT</text:p>
      <text:p text:style-name="P2">Classes provide structure for describing and creating objects</text:p>
      <text:p text:style-name="P2"><text:tab/>class Dice</text:p>
      <text:p text:style-name="P2"><text:tab/>{</text:p>
      <text:p text:style-name="P2"/>
      <text:p text:style-name="P2"><text:tab/>}</text:p>
      <text:p text:style-name="P2"/>
      <text:p text:style-name="P2">Class names should be unique. So class name should be unique withing our <text:span text:style-name="T1">namespace</text:span></text:p>
      <text:p text:style-name="Standard">name classes with nouns using PascalCasing</text:p>
      <text:p text:style-name="Standard">Use decscriptive nouns</text:p>
      <text:p text:style-name="Standard">Avoid abbreviations (except widely known, e.g. URL, HTTP, etc.)</text:p>
      <text:p text:style-name="Standard"/>
      <text:p text:style-name="Standard">Class is made up of state and behaviour:</text:p>
      <text:p text:style-name="Standard">class Dice</text:p>
      <text:p text:style-name="Standard">{</text:p>
      <text:p text:style-name="Standard"><text:tab/>int sides;</text:p>
      <text:p text:style-name="Standard"><text:tab/>string type;<text:tab/><text:tab/>// field – define state</text:p>
      <text:p text:style-name="Standard"><text:tab/>void Roll(){ ... }<text:tab/>// method – define behaviour</text:p>
      <text:p text:style-name="Standard">}</text:p>
      <text:p text:style-name="P1">Fields keep state of an object – they are not visible outside!</text:p>
      <text:p text:style-name="P2">Fields names start with lowercase every newxt word – upper case (camelCase)</text:p>
      <text:p text:style-name="P2"/>
      <text:p text:style-name="P2">A class can have many instances (objects)</text:p>
      <text:p text:style-name="P2">class Program</text:p>
      <text:p text:style-name="P2">{</text:p>
      <text:p text:style-name="P2"><text:tab/>public static void Main()</text:p>
      <text:p text:style-name="P2"><text:tab/>{</text:p>
      <text:p text:style-name="P2"><text:tab/><text:tab/>Dice diceD6 = <text:span text:style-name="T1">new</text:span> Dice();</text:p>
      <text:p text:style-name="P2"><text:tab/><text:tab/>Dice diceD8 = new Dice();</text:p>
      <text:p text:style-name="P2"><text:tab/>}</text:p>
      <text:p text:style-name="P2">}</text:p>
      <text:p text:style-name="P2"/>
      <text:p text:style-name="P1">Object Reference</text:p>
      <text:p text:style-name="P2"><text:tab/>Declaring a variable creates a reference in the stack</text:p>
      <text:p text:style-name="P2"><text:tab/>The new keyword allocates memory on the heap:</text:p>
      <text:p text:style-name="P2"><text:tab/>(application memory is divided to stack and heap)</text:p>
      <text:p text:style-name="P2">diceD6 is a reference <text:span text:style-name="T1">stored</text:span> in the stack pointing to the instance diceD6 address in heap</text:p>
      <text:p text:style-name="P2"><text:s/></text:p>
      <text:p text:style-name="P2">Dice diceD6 = <text:span text:style-name="T1">new</text:span> Dice(); //allocate memory for instance of class Dice in heap and store pointer to it in the stack (diceD6 is the pointer)</text:p>
      <text:p text:style-name="P2"><draw:frame draw:style-name="fr1" draw:name="graphics1" text:anchor-type="paragraph" svg:width="6.0437in" svg:height="2.4256in" draw:z-index="0"><draw:image xlink:href="Pictures/200000070000480A0000205AAAA77AE4.svm" xlink:type="simple" xlink:show="embed" xlink:actuate="onLoad"/></draw:frame></text:p>
      <text:p text:style-name="P2"/>
      <text:p text:style-name="P2"/>
      <text:p text:style-name="P2">Classes provide structure for describing and creating objects</text:p>
      <text:p text:style-name="P2">An object is a single instance of a class</text:p>
      <text:p text:style-name="P2"/>
      <text:p text:style-name="P1">Fields and Modifiers</text:p>
      <text:p text:style-name="P2">Modifiers: fields, methods, properties and classes can have modifiers</text:p>
      <text:p text:style-name="P2"><text:tab/>public – visible outside the class</text:p>
      <text:p text:style-name="P2"><text:tab/>private – visible only from inside class</text:p>
      <text:p text:style-name="P2"><text:tab/>protected – visible from class and descending classes</text:p>
      <text:p text:style-name="P2"/>
      <text:p text:style-name="P2">Fields can be of any type</text:p>
      <text:p text:style-name="P2"/>
      <text:p text:style-name="P2">public class Dice</text:p>
      <text:p text:style-name="P2">{</text:p>
      <text:p text:style-name="P2"><text:tab/>private string type;</text:p>
      <text:p text:style-name="P2"><text:tab/>private int sides;</text:p>
      <text:p text:style-name="P2"><text:tab/>private int[] rollFrequency;</text:p>
      <text:p text:style-name="P2"><text:tab/>private Person owner;</text:p>
      <text:p text:style-name="P2"/>
      <text:p text:style-name="P2"><text:tab/>public void Roll () { ... }</text:p>
      <text:p text:style-name="P2">}</text:p>
      <text:p text:style-name="P2"/>
      <text:p text:style-name="P1">Properties - PascalCase</text:p>
      <text:p text:style-name="P2">Used to create accessors and mutators (getters and setters)</text:p>
      <text:p text:style-name="P2">public class Dice</text:p>
      <text:p text:style-name="P2">{</text:p>
      <text:p text:style-name="P2"><text:tab/>private int sides; //hidden field camelCase</text:p>
      <text:p text:style-name="P2"><text:tab/>private int[] rollFrequency;</text:p>
      <text:p text:style-name="P2"/>
      <text:p text:style-name="P2"><text:tab/>public Dice()</text:p>
      <text:p text:style-name="P2"><text:tab/>{ // overloading <text:span text:style-name="T1">default</text:span> constructor</text:p>
      <text:p text:style-name="P2"><text:tab/><text:tab/>this.sides = 6;</text:p>
      <text:p text:style-name="P2"><text:tab/>}</text:p>
      <text:p text:style-name="P2"/>
      <text:p text:style-name="P2"><text:tab/>public Dice(int sides)</text:p>
      <text:p text:style-name="P2"><text:tab/>{</text:p>
      <text:p text:style-name="P2"><text:tab/><text:tab/>this.sides = sides;</text:p>
      <text:p text:style-name="P2"><text:tab/><text:tab/>this.rollFrequency = new int[sides];</text:p>
      <text:p text:style-name="P2"><text:tab/>}</text:p>
      <text:p text:style-name="P2"><text:tab/></text:p>
      <text:p text:style-name="P2"><text:tab/>public int Sides //property PascalCase</text:p>
      <text:p text:style-name="P2"><text:tab/>{</text:p>
      <text:p text:style-name="P2"><text:tab/><text:tab/>public get{ return this.sides; } //return is required</text:p>
      <text:p text:style-name="P2"><text:tab/><text:tab/>public set{ this.sides = value; } //value is setter input parameter</text:p>
      <text:p text:style-name="P2"><text:tab/>}</text:p>
      <text:p text:style-name="P2"/>
      <text:p text:style-name="P2"><text:tab/>public int Roll() </text:p>
      <text:p text:style-name="P2"><text:tab/>{</text:p>
      <text:p text:style-name="P2"><text:tab/><text:tab/>int rollResult – rnd.Next(1, this.sides +1);</text:p>
      <text:p text:style-name="P2"><text:tab/><text:tab/>return rollResult;</text:p>
      <text:p text:style-name="P2"><text:tab/>}</text:p>
      <text:p text:style-name="P2">}</text:p>
      <text:p text:style-name="P2"/>
      <text:p text:style-name="P2">automatic property in C# - empty getter/setter (accessor, mutator)</text:p>
      <text:p text:style-name="P2">getters can be used for lazy loading – we load a "heavy" resource in the field when it is needed</text:p>
      <text:p text:style-name="P2"/>
      <text:p text:style-name="P2"><text:span text:style-name="T1">Methods</text:span> store executable code (algorithm) that manipulate state</text:p>
      <text:p text:style-name="P2"/>
      <text:p text:style-name="P2"><draw:frame draw:style-name="fr2" draw:name="graphics2" text:anchor-type="paragraph" svg:width="5.248in" svg:height="2.5626in" draw:z-index="1"><draw:image xlink:href="Pictures/2000000700004786000027CB4F272537.svm" xlink:type="simple" xlink:show="embed" xlink:actuate="onLoad"/></draw:frame></text:p>
      <text:p text:style-name="P2"/>
      <text:p text:style-name="P2"/>
      <text:p text:style-name="P2"/>
      <text:p text:style-name="P1">Constructors</text:p>
      <text:p text:style-name="P2">Special methods, executed during object creation</text:p>
      <text:p text:style-name="P2">The only one way to call a constructor in C# is through the keyword <text:span text:style-name="T1">new</text:span></text:p>
      <text:p text:style-name="P2"/>
      <text:p text:style-name="P2">Constructor chaining: contructors can "call each other":</text:p>
      <text:p text:style-name="P2">public BankAccount(){}</text:p>
      <text:p text:style-name="P2"/>
      <text:p text:style-name="P2">public BankAccount(int id)</text:p>
      <text:p text:style-name="P2">{</text:p>
      <text:p text:style-name="P2"><text:tab/>this.id = id;</text:p>
      <text:p text:style-name="P2">}</text:p>
      <text:p text:style-name="P2"/>
      <text:p text:style-name="P2">public BankAccount(int id, decimal balance) : this(id)</text:p>
      <text:p text:style-name="P2">{</text:p>
      <text:p text:style-name="P2"><text:tab/>this.balance=balance);</text:p>
      <text:p text:style-name="P2">}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8M18S</meta:editing-duration>
    <meta:editing-cycles>70</meta:editing-cycles>
    <meta:generator>OpenOffice/4.1.5$Win32 OpenOffice.org_project/415m1$Build-9789</meta:generator>
    <dc:date>2018-10-18T07:08:21.86</dc:date>
    <meta:document-statistic meta:table-count="0" meta:image-count="2" meta:object-count="0" meta:page-count="1" meta:paragraph-count="105" meta:word-count="517" meta:character-count="3163"/>
    <meta:user-defined meta:name="Info 1"/>
    <meta:user-defined meta:name="Info 2"/>
    <meta:user-defined meta:name="Info 3"/>
    <meta:user-defined meta:name="Info 4"/>
  </office:meta>
</office:document-meta>
</file>